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3">00-00-0000</text:date>, <text:time style:data-style-name="N2" text:time-value="10:58:15.9355465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7-03T11:53:53.935806408</dc:date>
    <meta:editing-duration>P1DT2H16M32S</meta:editing-duration>
    <meta:editing-cycles>181</meta:editing-cycles>
    <meta:generator>LibreOffice/24.2.3.2$Linux_X86_64 LibreOffice_project/433d9c2ded56988e8a90e6b2e771ee4e6a5ab2ba</meta:generator>
    <meta:document-statistic meta:table-count="4" meta:cell-count="167" meta:object-count="0"/>
  </office:meta>
</office:document-meta>
</file>